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3437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6472in"/>
    </style:style>
    <style:style style:name="co8" style:family="table-column">
      <style:table-column-properties fo:break-before="auto" style:column-width="0.687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48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42ff7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3d85d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41a949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Element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Impl. Level</text:p>
          </table:table-cell>
          <table:table-cell table:style-name="ce1" office:value-type="string">
            <text:p>Point</text:p>
          </table:table-cell>
          <table:table-cell/>
          <table:table-cell table:style-name="ce2" office:value-type="string">
            <text:p>Top level</text:p>
          </table:table-cell>
          <table:table-cell table:style-name="ce2" office:value-type="string">
            <text:p>Sections</text:p>
          </table:table-cell>
          <table:table-cell table:style-name="ce2" office:value-type="string">
            <text:p>Required features</text:p>
          </table:table-cell>
          <table:table-cell table:style-name="ce2" office:value-type="string">
            <text:p>Recommended features</text:p>
          </table:table-cell>
          <table:table-cell table:style-name="ce2" office:value-type="string">
            <text:p>Optional features</text:p>
          </table:table-cell>
        </table:table-row>
        <table:table-row table:style-name="ro2">
          <table:table-cell table:style-name="ce2" office:value-type="string">
            <text:p>Modulation section</text:p>
          </table:table-cell>
          <table:table-cell table:style-name="ce2"/>
          <table:table-cell/>
          <table:table-cell office:value-type="string">
            <text:p>implementable</text:p>
          </table:table-cell>
          <table:table-cell table:style-name="ce3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LFO</text:p>
          </table:table-cell>
          <table:table-cell/>
          <table:table-cell office:value-type="string">
            <text:p>native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2"/>
          <table:table-cell office:value-type="string">
            <text:p>frequency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>
            <text:p>triangle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>
            <text:p>pulse/square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>
            <text:p>amount</text:p>
          </table:table-cell>
          <table:table-cell office:value-type="string">
            <text:p>implementable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/>
          <table:table-cell office:value-type="string">
            <text:p>sine</text:p>
          </table:table-cell>
          <table:table-cell office:value-type="string">
            <text:p>native</text:p>
          </table:table-cell>
          <table:table-cell table:style-name="ce6" office:value-type="float" office:value="2">
            <text:p>2</text:p>
          </table:table-cell>
          <table:table-cell table:number-columns-repeated="4"/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2"/>
          <table:table-cell office:value-type="string">
            <text:p>sawtooth</text:p>
          </table:table-cell>
          <table:table-cell office:value-type="string">
            <text:p>native</text:p>
          </table:table-cell>
          <table:table-cell table:style-name="ce6" office:value-type="float" office:value="2">
            <text:p>2</text:p>
          </table:table-cell>
          <table:table-cell table:number-columns-repeated="4"/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2"/>
          <table:table-cell office:value-type="string">
            <text:p>sample'n'hold</text:p>
          </table:table-cell>
          <table:table-cell office:value-type="string">
            <text:p>non-native</text:p>
          </table:table-cell>
          <table:table-cell table:style-name="ce6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office:value-type="string">
            <text:p>tempo sync</text:p>
          </table:table-cell>
          <table:table-cell office:value-type="string">
            <text:p>implementable</text:p>
          </table:table-cell>
          <table:table-cell table:style-name="ce6" office:value-type="float" office:value="1">
            <text:p>1</text:p>
          </table:table-cell>
          <table:table-cell table:number-columns-repeated="4"/>
          <table:table-cell table:style-name="ce2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/>
          <table:table-cell office:value-type="string">
            <text:p>reverse sawtooth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2">
          <table:table-cell/>
          <table:table-cell table:style-name="ce2"/>
          <table:table-cell office:value-type="string">
            <text:p>random</text:p>
          </table:table-cell>
          <table:table-cell office:value-type="string">
            <text:p>non-nativ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2">
          <table:table-cell/>
          <table:table-cell table:style-name="ce2"/>
          <table:table-cell office:value-type="string">
            <text:p>delay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2">
          <table:table-cell/>
          <table:table-cell table:style-name="ce2"/>
          <table:table-cell office:value-type="string">
            <text:p>phase offset</text:p>
          </table:table-cell>
          <table:table-cell office:value-type="string">
            <text:p>non-nativ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3">
          <table:table-cell/>
          <table:table-cell table:style-name="ce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>
            <text:p>Env. Generator</text:p>
          </table:table-cell>
          <table:table-cell/>
          <table:table-cell office:value-type="string">
            <text:p>implementable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"/>
          <table:table-cell office:value-type="string">
            <text:p>attack</text:p>
          </table:table-cell>
          <table:table-cell office:value-type="string">
            <text:p>implementable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>
            <text:p>decay</text:p>
          </table:table-cell>
          <table:table-cell office:value-type="string">
            <text:p>implementable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>
            <text:p>sustain</text:p>
          </table:table-cell>
          <table:table-cell office:value-type="string">
            <text:p>implementable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>
            <text:p>release</text:p>
          </table:table-cell>
          <table:table-cell office:value-type="string">
            <text:p>implementable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mount</text:p>
          </table:table-cell>
          <table:table-cell office:value-type="string">
            <text:p>implementable</text:p>
          </table:table-cell>
          <table:table-cell table:style-name="ce6" office:value-type="float" office:value="1">
            <text:p>1</text:p>
          </table:table-cell>
          <table:table-cell table:number-columns-repeated="4"/>
          <table:table-cell table:style-name="ce2" office:value-type="float" office:value="1">
            <text:p>1</text:p>
          </table:table-cell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linear/exp switch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ce2" office:value-type="string">
            <text:p>Other mod sources</text:p>
          </table:table-cell>
          <table:table-cell table:style-name="Default"/>
          <table:table-cell office:value-type="string">
            <text:p>-</text:p>
          </table:table-cell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Hard sync</text:p>
          </table:table-cell>
          <table:table-cell office:value-type="string">
            <text:p>non-native</text:p>
          </table:table-cell>
          <table:table-cell table:style-name="ce6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Ring modulation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Noise</text:p>
          </table:table-cell>
          <table:table-cell office:value-type="string">
            <text:p>non-nativ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ce2" office:value-type="string">
            <text:p>Mod destinations</text:p>
          </table:table-cell>
          <table:table-cell table:style-name="Default"/>
          <table:table-cell office:value-type="string">
            <text:p>-</text:p>
          </table:table-cell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Oscillator pitch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lter cutoff frequency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mplifier level</text:p>
          </table:table-cell>
          <table:table-cell office:value-type="string">
            <text:p>native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ulse width</text:p>
          </table:table-cell>
          <table:table-cell office:value-type="string">
            <text:p>non-native</text:p>
          </table:table-cell>
          <table:table-cell table:style-name="ce6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anning</text:p>
          </table:table-cell>
          <table:table-cell office:value-type="string">
            <text:p>non-native</text:p>
          </table:table-cell>
          <table:table-cell table:style-name="ce6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Oscillator mix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Noise level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Filter resonance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LFO frequency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LFO amount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env gen amount</text:p>
          </table:table-cell>
          <table:table-cell office:value-type="string">
            <text:p>implementabl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env gen attack rate</text:p>
          </table:table-cell>
          <table:table-cell office:value-type="string">
            <text:p>implementabl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env gen decay rate</text:p>
          </table:table-cell>
          <table:table-cell office:value-type="string">
            <text:p>implementabl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env gen release rate</text:p>
          </table:table-cell>
          <table:table-cell office:value-type="string">
            <text:p>implementabl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ce2" office:value-type="string">
            <text:p>Result</text:p>
          </table:table-cell>
          <table:table-cell table:style-name="Default" table:number-columns-repeated="2"/>
          <table:table-cell table:style-name="ce8" office:value-type="float" office:value="105">
            <text:p>105</text:p>
          </table:table-cell>
          <table:table-cell/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</table:table-row>
        <table:table-row table:style-name="ro2">
          <table:table-cell/>
          <table:table-cell table:style-name="ce2" office:value-type="string">
            <text:p>Total</text:p>
          </table:table-cell>
          <table:table-cell table:style-name="Default" table:number-columns-repeated="2"/>
          <table:table-cell table:style-name="ce2" office:value-type="float" office:value="164">
            <text:p>164</text:p>
          </table:table-cell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62">
            <text:p>62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5/28/2013</text:date>, <text:time>13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3:55:54</meta:creation-date>
    <dc:date>2013-05-28T13:58:37</dc:date>
    <meta:editing-duration>PT2M43S</meta:editing-duration>
    <meta:editing-cycles>1</meta:editing-cycles>
    <meta:document-statistic meta:table-count="3" meta:cell-count="180" meta:object-count="0"/>
    <meta:generator>OpenOffice.org/3.4.1$Unix OpenOffice.org_project/341m1$Build-9593</meta:generator>
  </office:meta>
</office:document-meta>
</file>